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01e7b8"/>
    </style:style>
    <style:style style:name="P2" style:family="paragraph" style:parent-style-name="Text_20_body">
      <style:text-properties officeooo:rsid="0001e7b8" officeooo:paragraph-rsid="0001e7b8"/>
    </style:style>
    <style:style style:name="P3" style:family="paragraph" style:parent-style-name="Text_20_body">
      <style:text-properties fo:font-weight="bold" officeooo:rsid="0001e7b8" officeooo:paragraph-rsid="0001e7b8" style:font-weight-asian="bold" style:font-weight-complex="bold"/>
    </style:style>
    <style:style style:name="P4" style:family="paragraph" style:parent-style-name="Text_20_body">
      <style:text-properties fo:font-weight="bold" officeooo:paragraph-rsid="0001e7b8" style:font-weight-asian="bold" style:font-weight-complex="bold"/>
    </style:style>
    <style:style style:name="P5" style:family="paragraph" style:parent-style-name="Preformatted_20_Text">
      <style:text-properties fo:font-size="6pt" officeooo:paragraph-rsid="0001e7b8" style:font-size-asian="6pt" style:font-size-complex="6pt"/>
    </style:style>
    <style:style style:name="P6" style:family="paragraph" style:parent-style-name="Preformatted_20_Text">
      <style:paragraph-properties fo:margin-top="0in" fo:margin-bottom="0.1965in" style:contextual-spacing="false"/>
    </style:style>
    <style:style style:name="P7" style:family="paragraph" style:parent-style-name="Text_20_body">
      <style:text-properties fo:font-weight="bold" officeooo:rsid="0001e7b8" officeooo:paragraph-rsid="0001e7b8" style:font-weight-asian="bold" style:font-weight-complex="bold"/>
    </style:style>
    <style:style style:name="T1" style:family="text">
      <style:text-properties officeooo:rsid="0001e7b8"/>
    </style:style>
    <style:style style:name="T2" style:family="text">
      <style:text-properties fo:font-weight="bold" style:font-weight-asian="bold" style:font-weight-complex="bold"/>
    </style:style>
    <style:style style:name="T3" style:family="text">
      <style:text-properties fo:font-size="6pt" style:font-size-asian="6pt"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eb Services</text:p>
      <text:p text:style-name="P1">The benefit of web connectivity is that you can utilize and interact with different web services. If you want that temperature sensor to send you a tweet for every alert, you can just call Twitter's API or Application Programming Interface service. Are you running out of on-board storage? Call the Amazon Web Services API and off load all the data to Amazon's data centers. All of this is possible because we have standard ways to connect to these web services. </text:p>
      <text:p text:style-name="P2"><text:span text:style-name="T2">Data Formats</text:span> <text:s/></text:p>
      <text:p text:style-name="Text_20_body">JSON is a text-based data serialization format. It stands for JavaScript Object Notation. JSON is made of two structures, objects and arrays. Objects start and end with curly brackets. Arrays start and end with square brackets. The data is in name value pairs and one set or pair of data is separated <text:s/>from another with a comma. </text:p>
      <text:p text:style-name="P5"><text:span text:style-name="Source_20_Text">{</text:span></text:p>
      <text:p text:style-name="Preformatted_20_Text"><text:span text:style-name="Source_20_Text"><text:span text:style-name="T3"><text:s text:c="4"/>"colorsArray":[{</text:span></text:span></text:p>
      <text:p text:style-name="Preformatted_20_Text"><text:span text:style-name="Source_20_Text"><text:span text:style-name="T3"><text:s text:c="12"/>"red":"#f00",</text:span></text:span></text:p>
      <text:p text:style-name="Preformatted_20_Text"><text:span text:style-name="Source_20_Text"><text:span text:style-name="T3"><text:s text:c="12"/>"green":"#0f0",</text:span></text:span></text:p>
      <text:p text:style-name="Preformatted_20_Text"><text:span text:style-name="Source_20_Text"><text:span text:style-name="T3"><text:s text:c="12"/>"blue":"#00f",</text:span></text:span></text:p>
      <text:p text:style-name="Preformatted_20_Text"><text:span text:style-name="Source_20_Text"><text:span text:style-name="T3"><text:s text:c="12"/>"cyan":"#0ff",</text:span></text:span></text:p>
      <text:p text:style-name="Preformatted_20_Text"><text:span text:style-name="Source_20_Text"><text:span text:style-name="T3"><text:s text:c="12"/>"magenta":"#f0f",</text:span></text:span></text:p>
      <text:p text:style-name="Preformatted_20_Text"><text:span text:style-name="Source_20_Text"><text:span text:style-name="T3"><text:s text:c="12"/>"yellow":"#ff0",</text:span></text:span></text:p>
      <text:p text:style-name="Preformatted_20_Text"><text:span text:style-name="Source_20_Text"><text:span text:style-name="T3"><text:s text:c="12"/>"black":"#000"</text:span></text:span></text:p>
      <text:p text:style-name="Preformatted_20_Text"><text:span text:style-name="Source_20_Text"><text:span text:style-name="T3"><text:s text:c="8"/>}</text:span></text:span></text:p>
      <text:p text:style-name="Preformatted_20_Text"><text:span text:style-name="Source_20_Text"><text:span text:style-name="T3"><text:s text:c="4"/>]</text:span></text:span></text:p>
      <text:p text:style-name="P6"><text:span text:style-name="Source_20_Text"><text:span text:style-name="T3">}</text:span></text:span></text:p>
      <text:p text:style-name="P5"/>
      <text:p text:style-name="P1">XML stands for Extensible Markup Language. It is another data encoding format. And like JSON it is also text-based. The chat protocol XMPP uses XML based objects to send and receive messages. But XML is relatively complex. Old Microsoft Office Word files had an extension of doc or d-o-c and the newer ones have docx or d-o-c-x. That last x in docx stands for XML. This is because the whole structure of the newer Word documents is formatted in XML. </text:p>
      <text:p text:style-name="P3">REST</text:p>
      <text:p text:style-name="P1">REST stands for representation or state transfer and lays out some ground rules on how to design web services. REST is not a protocol but a style of designing services. It is also protocol independent, but is generally paired with HTTP. Some of the basic principles of REST are:</text:p>
      <text:p text:style-name="P1">→<text:span text:style-name="T1"> </text:span>Keep your design limited to HTTP methods like get and put. </text:p>
      <text:p text:style-name="P1">→<text:span text:style-name="T1"> </text:span>Each request should be independent of the previous or next one. </text:p>
      <text:p text:style-name="P1"><text:span text:style-name="T1">→ </text:span>For each service you should have a separate URI. </text:p>
      <text:p text:style-name="P1">→<text:span text:style-name="T1"> </text:span>The data exchange format can be JSON,XML or both. Generally, it is JSON. </text:p>
      <text:p text:style-name="P4">SOAP – <text:span text:style-name="T1">S</text:span>imple <text:span text:style-name="T1">O</text:span>bject <text:span text:style-name="T1">A</text:span>ccess <text:span text:style-name="T1">P</text:span>rotocol</text:p>
      <text:p text:style-name="P1">It relies on XML and like REST, it is protocol and platform independent. The protocol has three main characteristics. Extensibility, meaning it supports expansion and there are several extensions available that you can use with that SOAP.</text:p>
      <text:p text:style-name="P1"><text:s/></text:p>
      <text:p text:style-name="P3"><text:soft-page-break/>REST VS SOAP</text:p>
      <text:p text:style-name="P1">→<text:span text:style-name="T1"> </text:span>REST is lighter than SOAP in terms of network resources.</text:p>
      <text:p text:style-name="P1">→<text:span text:style-name="T1"> </text:span>REST is more power efficient than SOAP in small embedded systems. </text:p>
      <text:p text:style-name="P1">→<text:span text:style-name="T1"> REST</text:span> is simpler, <text:span text:style-name="T1">but </text:span>SOAP offers better secur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6-14T14:48:26.801276905</dc:date>
    <meta:generator>LibreOffice/4.2.8.2$Linux_X86_64 LibreOffice_project/420m0$Build-2</meta:generator>
    <meta:editing-duration>P0D</meta:editing-duration>
    <meta:editing-cycles>1</meta:editing-cycles>
    <meta:document-statistic meta:table-count="0" meta:image-count="0" meta:object-count="0" meta:page-count="2" meta:paragraph-count="30" meta:word-count="408" meta:character-count="2490" meta:non-whitespace-character-count="1998"/>
  </office:meta>
</office:document-meta>
</file>